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29081643014599554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21028949936618422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89307275409008921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69395673169806541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916683948157851450"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5518833218760267987"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11857477761709638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97251741293860500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644226" text:continue-list="list111857477761709638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92261749473270929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6157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4399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673971"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656453"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59724"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83761679094056054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91277728498012836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89624288755099259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670701"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71522168382350450"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219523141607466783"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605056476538979484" text:style-name="L15">
        <text:list-item>
          <text:list>
            <text:list-header>
              <text:p text:style-name="P184">1.5 miles averaging about 9:40/mile and rest 1 min</text:p>
            </text:list-header>
          </text:list>
        </text:list-item>
      </text:list>
      <text:p text:style-name="P24">1 mile in 8:26 and rest 2 min</text:p>
      <text:list xml:id="list89012183860656911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57114941808382334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45843"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16316628057242821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91349247781046248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872986054821138091"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666856" text:continue-list="list5913492477810462481" text:style-name="L19">
        <text:list-item>
          <text:list>
            <text:list-header>
              <text:p text:style-name="P188">(Pace*HR)=1240</text:p>
            </text:list-header>
          </text:list>
        </text:list-item>
      </text:list>
      <text:list xml:id="list34674301" text:continue-list="list7163166280572428211" text:style-name="L18">
        <text:list-item>
          <text:list>
            <text:list-header>
              <text:p text:style-name="P187">2 miles at 10:46/mile Ave HR= 121 bpm and rest a few minutes</text:p>
            </text:list-header>
          </text:list>
        </text:list-item>
      </text:list>
      <text:list xml:id="list34662318" text:continue-list="list3466685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67353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50791815024154381"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97369030571396462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3571322741005508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08747010847845336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02126366553584531"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148504053117347501"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645987"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66904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71511986721002328"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534239019149754261"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60097902385877603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31149747736842462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92170290477180469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895497231788435556" text:style-name="L32">
        <text:list-item>
          <text:list>
            <text:list-header>
              <text:p text:style-name="P198">0.25 miles in 2:54</text:p>
              <text:p text:style-name="P198">1 mile in 9:21 going faster as I ran and ending at around 8:30 pace</text:p>
            </text:list-header>
          </text:list>
        </text:list-item>
      </text:list>
      <text:list xml:id="list519167239895689999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41637417987201906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0831555545533014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22939159544205893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576173149846243951"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91704412993553634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3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Sum of ascents: 518 feet,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92507901468075943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6T14:36:45.45</dc:date>
    <dc:creator>James Lombardi</dc:creator>
    <meta:editing-duration>P33DT6H48M55S</meta:editing-duration>
    <meta:editing-cycles>2341</meta:editing-cycles>
    <meta:generator>OpenOffice/4.1.2$Win32 OpenOffice.org_project/412m3$Build-9782</meta:generator>
    <meta:document-statistic meta:table-count="0" meta:image-count="9" meta:object-count="0" meta:page-count="230" meta:paragraph-count="6784" meta:word-count="72500" meta:character-count="370673"/>
  </office:meta>
</office:document-meta>
</file>